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FreeSans" svg:font-family="Free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note">
      <style:paragraph-properties fo:margin-left="0.2362in" fo:margin-right="0in" fo:margin-top="0in" fo:margin-bottom="0.111in" style:contextual-spacing="false" fo:text-indent="-0.2362in" style:auto-text-indent="false" text:number-lines="false" text:line-number="0"/>
    </style:style>
    <style:style style:name="P2" style:family="paragraph" style:parent-style-name="Footnote">
      <style:paragraph-properties fo:margin-top="0in" fo:margin-bottom="0.111in" style:contextual-spacing="false"/>
    </style:style>
    <style:style style:name="P3" style:family="paragraph" style:parent-style-name="Footnote">
      <style:text-properties officeooo:rsid="0011d39f" officeooo:paragraph-rsid="0011d39f"/>
    </style:style>
    <style:style style:name="P4" style:family="paragraph" style:parent-style-name="Footnote">
      <style:text-properties officeooo:rsid="00192c56" officeooo:paragraph-rsid="00192c56"/>
    </style:style>
    <style:style style:name="P5" style:family="paragraph" style:parent-style-name="Heading_20_1">
      <style:paragraph-properties fo:margin-left="0in" fo:margin-right="0in" fo:text-indent="0in" style:auto-text-indent="false" fo:break-before="page"/>
    </style:style>
    <style:style style:name="P6" style:family="paragraph" style:parent-style-name="Heading_20_1">
      <style:paragraph-properties fo:margin-left="0in" fo:margin-right="0in" fo:text-indent="0in" style:auto-text-indent="false"/>
    </style:style>
    <style:style style:name="P7" style:family="paragraph" style:parent-style-name="Heading_20_2">
      <style:paragraph-properties fo:margin-left="0in" fo:margin-right="0in" fo:text-indent="0in" style:auto-text-indent="false"/>
    </style:style>
    <style:style style:name="P8" style:family="paragraph" style:parent-style-name="Standard">
      <style:paragraph-properties fo:margin-top="0in" fo:margin-bottom="0.111in" style:contextual-spacing="false"/>
    </style:style>
    <style:style style:name="P9" style:family="paragraph" style:parent-style-name="Standard">
      <style:paragraph-properties fo:margin-top="0in" fo:margin-bottom="0.111in" style:contextual-spacing="false"/>
      <style:text-properties fo:font-weight="bold" style:font-weight-asian="bold" style:font-weight-complex="bold"/>
    </style:style>
    <style:style style:name="P10" style:family="paragraph" style:parent-style-name="Standard">
      <style:paragraph-properties fo:margin-top="0in" fo:margin-bottom="0.111in" style:contextual-spacing="false" fo:line-height="150%" fo:text-align="start" style:justify-single-word="false" fo:orphans="2" fo:widows="2" fo:hyphenation-ladder-count="no-limit" style:writing-mode="lr-tb"/>
      <style:text-properties fo:hyphenate="false" fo:hyphenation-remain-char-count="2" fo:hyphenation-push-char-count="2" loext:hyphenation-no-caps="false"/>
    </style:style>
    <style:style style:name="P11" style:family="paragraph" style:parent-style-name="Standard">
      <style:paragraph-properties fo:margin-top="0in" fo:margin-bottom="0.111in" style:contextual-spacing="false" fo:line-height="150%" fo:text-align="start" style:justify-single-word="false" fo:orphans="2" fo:widows="2" fo:hyphenation-ladder-count="no-limit" fo:break-before="page" style:writing-mode="lr-tb"/>
      <style:text-properties fo:hyphenate="false" fo:hyphenation-remain-char-count="2" fo:hyphenation-push-char-count="2" loext:hyphenation-no-caps="false"/>
    </style:style>
    <style:style style:name="P12" style:family="paragraph" style:parent-style-name="Standard">
      <style:text-properties officeooo:paragraph-rsid="0011d39f"/>
    </style:style>
    <style:style style:name="P13" style:family="paragraph" style:parent-style-name="Standard">
      <style:text-properties officeooo:paragraph-rsid="00147570"/>
    </style:style>
    <style:style style:name="P14" style:family="paragraph" style:parent-style-name="Standard">
      <style:text-properties officeooo:rsid="00147570" officeooo:paragraph-rsid="00147570"/>
    </style:style>
    <style:style style:name="P15" style:family="paragraph" style:parent-style-name="Standard">
      <style:paragraph-properties fo:margin-left="0in" fo:margin-right="0in" fo:text-indent="0in" style:auto-text-indent="false"/>
      <style:text-properties officeooo:rsid="00147570" officeooo:paragraph-rsid="00147570"/>
    </style:style>
    <style:style style:name="P16" style:family="paragraph" style:parent-style-name="Standard">
      <style:text-properties officeooo:paragraph-rsid="0016dd0e"/>
    </style:style>
    <style:style style:name="P17" style:family="paragraph" style:parent-style-name="Standard">
      <style:text-properties officeooo:rsid="0016dd0e" officeooo:paragraph-rsid="0016dd0e"/>
    </style:style>
    <style:style style:name="P18" style:family="paragraph" style:parent-style-name="Standard">
      <style:text-properties officeooo:rsid="0017c731" officeooo:paragraph-rsid="0017c731"/>
    </style:style>
    <style:style style:name="P19" style:family="paragraph" style:parent-style-name="Standard">
      <style:text-properties officeooo:rsid="00192c56" officeooo:paragraph-rsid="00192c56"/>
    </style:style>
    <style:style style:name="P20" style:family="paragraph" style:parent-style-name="Standard">
      <style:text-properties officeooo:rsid="001c186c" officeooo:paragraph-rsid="001c186c"/>
    </style:style>
    <style:style style:name="P21" style:family="paragraph" style:parent-style-name="Standard">
      <style:text-properties officeooo:rsid="001c186c" officeooo:paragraph-rsid="001c859e"/>
    </style:style>
    <style:style style:name="P22"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T1" style:family="text">
      <style:text-properties fo:font-weight="bold" style:font-weight-asian="bold" style:font-weight-complex="bold"/>
    </style:style>
    <style:style style:name="T2" style:family="text">
      <style:text-properties style:font-name="Aptos" fo:background-color="#ffff00" loext:char-shading-value="0" style:font-name-asian="Aptos1" style:font-name-complex="Arial"/>
    </style:style>
    <style:style style:name="T3" style:family="text">
      <style:text-properties officeooo:rsid="001193e0"/>
    </style:style>
    <style:style style:name="T4" style:family="text">
      <style:text-properties officeooo:rsid="0011d39f"/>
    </style:style>
    <style:style style:name="T5" style:family="text">
      <style:text-properties officeooo:rsid="00131e7f"/>
    </style:style>
    <style:style style:name="T6" style:family="text">
      <style:text-properties officeooo:rsid="001599e5"/>
    </style:style>
    <style:style style:name="T7" style:family="text">
      <style:text-properties fo:font-style="italic" officeooo:rsid="001599e5"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599e5" style:font-style-asian="normal" style:font-style-complex="normal"/>
    </style:style>
    <style:style style:name="T10" style:family="text">
      <style:text-properties fo:font-style="normal" officeooo:rsid="00192c56" style:font-style-asian="normal" style:font-style-complex="normal"/>
    </style:style>
    <style:style style:name="T11" style:family="text">
      <style:text-properties fo:font-style="normal" officeooo:rsid="001a7ab8" style:font-style-asian="normal" style:font-style-complex="normal"/>
    </style:style>
    <style:style style:name="T12" style:family="text">
      <style:text-properties fo:font-style="normal" officeooo:rsid="001e03d6" style:font-style-asian="normal" style:font-style-complex="normal"/>
    </style:style>
    <style:style style:name="T13" style:family="text">
      <style:text-properties officeooo:rsid="001ac60d"/>
    </style:style>
    <style:style style:name="T14" style:family="text">
      <style:text-properties officeooo:rsid="001c186c"/>
    </style:style>
    <style:style style:name="T15" style:family="text">
      <style:text-properties officeooo:rsid="001c859e"/>
    </style:style>
    <style:style style:name="T16" style:family="text">
      <style:text-properties officeooo:rsid="001c859e" fo:background-color="#2a6099" loext:char-shading-value="0"/>
    </style:style>
    <style:style style:name="T17" style:family="text">
      <style:text-properties officeooo:rsid="001c859e" fo:background-color="#2a6099" loext:char-shading-value="0"/>
    </style:style>
    <style:style style:name="T18" style:family="text">
      <style:text-properties officeooo:rsid="001c859e" fo:background-color="#2a6099" loext:char-shading-value="0"/>
    </style:style>
    <style:style style:name="T19" style:family="text">
      <style:text-properties officeooo:rsid="001c859e" fo:background-color="#a1467e" loext:char-shading-value="0"/>
    </style:style>
    <style:style style:name="T20" style:family="text">
      <style:text-properties officeooo:rsid="001c859e" fo:background-color="#a1467e" loext:char-shading-value="0"/>
    </style:style>
    <style:style style:name="T21" style:family="text">
      <style:text-properties officeooo:rsid="001c859e" fo:background-color="#a1467e" loext:char-shading-value="0"/>
    </style:style>
    <style:style style:name="T22" style:family="text">
      <style:text-properties officeooo:rsid="001c859e" fo:background-color="#3faf46" loext:char-shading-value="0"/>
    </style:style>
    <style:style style:name="T23" style:family="text">
      <style:text-properties officeooo:rsid="001c859e" fo:background-color="#3faf46" loext:char-shading-value="0"/>
    </style:style>
    <style:style style:name="T24" style:family="text">
      <style:text-properties officeooo:rsid="001c859e" fo:background-color="#3faf46" loext:char-shading-value="0"/>
    </style:style>
    <style:style style:name="T25" style:family="text">
      <style:text-properties officeooo:rsid="001df1cf"/>
    </style:style>
    <style:style style:name="T26" style:family="text">
      <style:text-properties fo:background-color="#ffbf00" loext:char-shading-value="0"/>
    </style:style>
    <style:style style:name="T27" style:family="text">
      <style:text-properties fo:background-color="#ffbf00" loext:char-shading-value="0"/>
    </style:style>
    <style:style style:name="T28" style:family="text">
      <style:text-properties fo:background-color="#ffbf00" loext:char-shading-value="0"/>
    </style:style>
    <style:style style:name="T29" style:family="text">
      <style:text-properties officeooo:rsid="00131e7f" fo:background-color="#ffbf00" loext:char-shading-value="0"/>
    </style:style>
    <style:style style:name="T30" style:family="text">
      <style:text-properties officeooo:rsid="00131e7f" fo:background-color="#ffbf00" loext:char-shading-value="0"/>
    </style:style>
    <style:style style:name="T31" style:family="text">
      <style:text-properties officeooo:rsid="00131e7f" fo:background-color="#ffbf00" loext:char-shading-value="0"/>
    </style:style>
    <style:style style:name="T32" style:family="text">
      <style:text-properties fo:background-color="transparent" loext:char-shading-value="0"/>
    </style:style>
    <style:style style:name="T33" style:family="text">
      <style:text-properties officeooo:rsid="001e03d6"/>
    </style:style>
    <style:style style:name="T34" style:family="text">
      <style:text-properties officeooo:rsid="0020084a"/>
    </style:style>
    <style:style style:name="T35" style:family="text">
      <style:text-properties fo:font-variant="normal" fo:text-transform="none" style:use-window-font-color="true" loext:opacity="0%" style:text-outline="false" style:text-line-through-style="none" style:text-line-through-type="none" style:text-position="0% 100%" style:font-name="Aptos" fo:font-size="10pt" fo:letter-spacing="normal" fo:language="de" fo:country="DE" fo:font-style="normal" fo:text-shadow="none" style:text-underline-style="none" fo:font-weight="normal" style:letter-kerning="false" style:font-name-asian="Aptos1" style:font-size-asian="10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style>
    <style:style style:name="T36" style:family="text">
      <style:text-properties fo:font-variant="normal" fo:text-transform="none" style:use-window-font-color="true" loext:opacity="0%" style:text-outline="false" style:text-line-through-style="none" style:text-line-through-type="none" style:text-position="0% 100%" style:font-name="Aptos" fo:font-size="10pt" fo:letter-spacing="normal" fo:language="de" fo:country="DE" fo:font-style="normal" fo:text-shadow="none" style:text-underline-style="none" fo:font-weight="normal" style:text-underline-mode="continuous" style:text-overline-mode="continuous" style:text-line-through-mode="continuous" style:letter-kerning="false" fo:background-color="transparent" style:font-name-asian="Aptos1"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Das Kapitel „Politik“ in den "Betrachtungen eines Unpolitischen" </text:span></text:p>
      <text:p text:style-name="P8">„Thomas Manns konkretes politisches Pro bleibt also mehr als diffus. Deutlicher und verbal viel reichhaltiger instrumentiert ist sein Anti. Das wichtigste</text:p>
      <text:p text:style-name="P8">Stichwort des „Politik"-Kapitels auf der Feindseite ist „Demokratie". Sie ist</text:p>
      <text:p text:style-name="P8">für den Unpolitischen die Herrschaftsform der aus Individual-Atomen zusam</text:p>
      <text:p text:style-name="P8">mengesetzten „Masse", die er vom „Volk" als einer mythischen Persönlichkeit</text:p>
      <text:p text:style-name="P8">unterschieden wissen möchte. (XII, 275) Der Deutsche ist „frei und ungleich,</text:p>
      <text:p text:style-name="P8">das heißt aristokratisch" (XII, 279), während die Demokratie gleich und unfrei</text:p>
      <text:p text:style-name="P8">macht. Demokratie bedeute „Einschränkung der Freiheit, Steigerung des Bu</text:p>
      <text:p text:style-name="P8">reaukratismus, ständige Kontrolliertheit, Gewalt der Majorität über die Mino</text:p>
      <text:p text:style-name="P8">rität, der wahrscheinlich Dummen über die wahrscheinlich Klugen also". (XII,</text:p>
      <text:p text:style-name="P8">364) Freiheit ist einer der Kernbegriffe Thomas Manns. Wenn er die Monar</text:p>
      <text:p text:style-name="P8">chie will, dann, weil er glaubt, dort sei ein Maximum von Freiheit gewährlei</text:p>
      <text:p text:style-name="P8">stet. (XII, 261) Freiheit ist nicht die verordnete politische Doktrin,31 sondern</text:p>
      <text:p text:style-name="P8">ein Inneres, Seelisches, „nirgends ist die Freiheit so notwendig wie in Sachen</text:p>
      <text:p text:style-name="P8">der Kunst". (XII, 313)“ </text:p>
      <text:p text:style-name="P8"><text:span text:style-name="T1">S. 35 – Hermann Kurzke</text:span></text:p>
      <text:p text:style-name="P8">„Die Kunst zielt auf das interesselose Wohlgefallen - Thomas Mann ist Kantianer hierin, idealistisch und antiinstrumentell, gegen die rhetorisch zielbewußte Auffassung der Kunst zugunsten des l'art pour l'art, gegen die Absichten wie Goethes Tasso, gegen Tendenzpoesie wie Schiller. „</text:p>
      <text:p text:style-name="P8"><text:span text:style-name="T1">S. 39 – Hermann Kurzke</text:span></text:p>
      <text:p text:style-name="P9"/>
      <text:h text:style-name="P5" text:outline-level="1">1. Einleitung</text:h>
      <text:p text:style-name="Standard">In dieser Arbeit soll die Instrumentalisierung der Kunst betrachtet werden. Hierzu wird die vorliegende Arbeit zuerst den Begriff der Kunst <text:span text:style-name="T2">etwas</text:span> eingrenzen, indem wir uns die Definition von Thomas Mann ansehen. Die Kritik an der Instrumentalisierung der Kunst durch die Politik, <text:span text:style-name="T3">welche Manns Hauptthema der Kritik war,</text:span> war der erste Funke, <text:span text:style-name="T3">welcher </text:span>als Inspiration zum Thema dieser Arbeit diente und macht Mann dadurch besonders relevant. Die Instrumentalisierung der Kunst findet aber nicht nur durch die Politik statt, sondern auch durch das politische sowie insbesondere durch beziehungsweise im Kapitalismus. Diese Ausrichtung der Kunst auf einen Zweck der sie zu einem weiteren Mittel der Produktion macht, möchten wir genauer betrachten und anschließend eine Alternative erkennbar machen, heißt: eine Kunst die vielleicht noch immer instrumentalisiert wird, aber nicht auf kapitalistische oder politische Zwecke abgerichtet ist.</text:p>
      <text:p text:style-name="Standard">Thomas Mann hat im 20. Jh. viele Romane verfasst, in denen sein Kunstbegriff immer wieder erkennbar und genauer umrissen wird. Er hat aber nicht nur in seinen Romanen einen Kunstbegriff literarische umrissen, sondern auch in seinen Bänden als Thomas Mann selbst eine Kritik der Kunst gefasst, welche uns als Anhaltspunkt für seinen Kunstbegriff dienen können. Hier nennt Mann die Kunst ein „ernstes Spiel“ <text:note text:id="ftn1" text:note-class="footnote"><text:note-citation>1</text:note-citation><text:note-body><text:p text:style-name="P1">O. Litterarum (1982), Der Spielbegriff bei Thomas Mann: die Kunst als Synthese von Erkenntnis und Naivität, S. 138 – Zitiert eig. Mann selbst, muss man bestimmt gesondert angeben.</text:p></text:note-body></text:note>, ein Spiel das nicht unseriös sondern nur zweckfrei sein soll, eine „spielerische Vertiefung ins Ewig-Menschliche“<text:note text:id="ftn15" text:note-class="footnote"><text:note-citation>2</text:note-citation><text:note-body><text:p text:style-name="P1"/></text:note-body></text:note>. Denn die Kunst entsteht primär nicht aus der moralische oder politischen Zwecksetzung die dann zielstrebig verfolgt wird, sondern entsteht erst mal aus dem naiven Spieltrieb des Künstlers.<text:note text:id="ftn15" text:note-class="footnote"><text:note-citation>3</text:note-citation><text:note-body><text:p text:style-name="P1"/></text:note-body></text:note> Das Spiel ist kein Belangloses, sondern besitzt Würde, Ernst und gesellschaftliche Relevanz.<text:note text:id="ftn0" text:note-class="footnote"><text:note-citation>4</text:note-citation><text:note-body><text:p text:style-name="Footnote"/></text:note-body></text:note> Es ist in der Lage durch Ironie, Parodie und Travestie eine Brücke zur Erkenntnis zu bauen. Denn die Erkenntnis selbst würde im naiven Spiel noch nicht entstehen oder erlangt werden, es braucht Mittel, die es dem naiven Spiel erlauben auch Erkenntnisse zu bilden. Diese Mittel sieht Mann in der Ironie, Parodie und Travestie. Sie dienen dazu, aus dem zweckfreien Spiel ein Spiel zu machen, dem trotzdem etwas abgewonnen werden kann.<text:note text:id="ftn15" text:note-class="footnote"><text:note-citation>5</text:note-citation><text:note-body><text:p text:style-name="P2">S. 135, 139-141</text:p></text:note-body></text:note></text:p>
      <text:p text:style-name="P12">Die Kapitalismuskritik soll sich darauf beziehen, dass die Kunst im <text:span text:style-name="T3">System der rationalen Kapitaleffizienz</text:span> auf einen oder viele <text:span text:style-name="T3">gewinnbringende </text:span>Zwecke ausgerichtet wird. Die Kunst ist dadurch nicht mehr naives Spiel, welches mit bestimmten Mitteln auch einen Zweck erfüllen kann, <text:soft-page-break/>sondern ein Werkzeug, welches genutzt wird, um produktiv zu sein. Anstatt im Spieltrieb zu entstehen, wird das Branding „Kunst“ dazu verwandt, um handwerkliche Arbeit vermarkten zu können. Die Zweckausrichtung ist darauf beschränkt, dass ein Resultat aus dem Prozess entstehen muss, das sich vermarkten lässt. Die Begründung, die dem Wert der Kunst <text:span text:style-name="T3">dabei</text:span> zugrunde liegt, ist vielfältiger Natur, es kann die Evokation eines Gefühlszustandes im Käufer sein, welche für den Käufer einen Wert darstellen soll – damit dieser Zahlungsbereit wird. Es kann die schnöde Umgehung von Steuern sein. Es kann sich um den Zweck der Provokation handeln, Provokation um eine Reaktion hervorzurufen, beispielsweise das Erlangen von mehr Ruhm oder den Bekanntheitsgrad zu steigern. All diese Kunstprojekte würden also mit einer klaren Zielsetzung beginnen und nicht mit dem Spieltrieb und Kreativität. Sie würden also von hinten aufgezäumt werden, sodass die Kreativität instrumentalisiert wird, um Kunst<text:span text:style-name="T3">werke </text:span>zu einem bestimmten Zweck zu erzwingen oder zu erzeugen. Dadurch wird die Kunst im Mann’schen Sinne entfremdet und wird unfrei. <text:span text:style-name="T4">Und „nirgends ist die Freiheit so notwendig wie in Sachen </text:span>der Kunst".<text:note text:id="ftn2" text:note-class="footnote"><text:note-citation>6</text:note-citation><text:note-body><text:p text:style-name="P3">Kurzke über Mann</text:p></text:note-body></text:note> Um diese Phänomene zu betrachten widmet sich die Arbeit im 4. Kapitel der –KAPITALISMUS KRITIK QUELLE--. </text:p>
      <text:p text:style-name="P12"><text:span text:style-name="T4">Nach sorgfältiger Analyse der Ketten welche an die Kunst gelegt wurden, wird die Funktionsweise, in welcher die Kunst beeinflusst wird, klar heraustreten. Um es durch einen Kontrast noch stärker hervorzuheben widmen wir uns einigen positive Beispielen, welche die Kunst zu einer höheren Leistungsfähigkeit empor heben, sie sind teils ebenfalls Beispiele die im kapitalistischen System eingebettet sind – so wie fast alles es ist – dieses System aber geschickt nutzen, um der Kunst einen Grad der Freiheit zurückzugeben. Denn nicht zuletzt müssen wir auch anerkennen, dass der Kapitalismus Wohlstand gebracht hat, welcher wenn auch nicht der Kunst selbst, zumindest dem Künstler dienlich ist. </text:span></text:p>
      <text:p text:style-name="Standard"><office:annotation office:name="__Annotation__2203_2082833563" loext:resolved="false"><dc:creator>Unknown Author</dc:creator><dc:date>2025-05-06T05:50:36.517013938</dc:date><text:p text:style-name="P22"><text:span text:style-name="T36">Klingt eher wie der Beginn eines anderen Kapitels</text:span></text:p></office:annotation>Ein weiterer Interessanter Aspekt der zweckgebundenen Kunst ist etwas, das man als Zwecke sekundärer Instrumentalisierung(?) bezeichnen könnte.<office:annotation-end office:name="__Annotation__2203_2082833563"/> Wenn ein Musiker im freien Spiel Musik produziert – es also nach Mann eigentlich der wahrhaften Kunst entspricht – sich dann aber entscheidet die Kunst nicht für die Öffentlichkeit zugänglich zu machen, warum tut er das? Einer der Gründe könnte sein, dass er nur eine bestimmte Qualität von Musik mit seiner Kunstfigur assoziieren möchte. Es ist also eine Einschränkung der Kunst aufgrund von der Instrumentalisierung zur Vermarktung. Eine alternative Sichtweise kann sein, dass der Künstler seine Kunstfigur selbst als ein von einzelnen Musikstücken getrenntes Kunstprojekt ansieht, und diese Kunstfigur ein bestimmtes Bild ergeben soll. In diesem Fall könnte es der Mann’schen Kunst entsprechen und muss im Einzelfall betrachtet <text:span text:style-name="T4">und bewertet </text:span>werden. GENAUER ERKLÄREN. </text:p>
      <text:p text:style-name="Standard"/>
      <text:h text:style-name="P6" text:outline-level="1"><text:soft-page-break/>2. Thomas Mann über die Kunst</text:h>
      <text:p text:style-name="Standard">„Appell an die Vernunft“ „Die geistige Situation des Schriftstellers in unserer Zeit“ (1930)</text:p>
      <text:p text:style-name="Standard">„Die Bezeichnung Spiel, dessen Wesensmerkmal vor allen Dingen das der Zweckfreiheit ist, fungiert dabei als ein ins Extrem gesteigerter Gegensatz zur aktivistischen und damit zweckbestimmten Kunst.“ <text:note text:id="ftn15" text:note-class="footnote"><text:note-citation>7</text:note-citation><text:note-body><text:p text:style-name="P2">Ebd. S. 136</text:p></text:note-body></text:note><text:s/>Auch eine als Spiel verstandene Kunst steht demnach also »in tiefen Beziehungen . . . zu den brennenden Problemen der Zeit und [fordert] die allgemeine Arbeit daran« (X,302).“<text:note text:id="ftn15" text:note-class="footnote"><text:note-citation>8</text:note-citation><text:note-body><text:p text:style-name="P2">Ebd. S. 136</text:p></text:note-body></text:note> </text:p>
      <text:p text:style-name="Standard">Der Kunstbegriff Manns soll keineswegs die Kunst ihrer Prozesshaftigkeit berauben, so Dill. Man muss also die Planung des Prozesses oder das ungeplante Durchgehen des Prozesses nicht damit verwechseln, dass eine zweckgebundene Ausrichtung der Kunst stattfindet. Es bleibt also gestattet, die Kunst zu begehen, um später eine andere Kunst umsetzen zu können, der Zweck der Kunst wird so die Kunst selbst, wenn auch nicht die Selbe. Hier wird bereits ein erster Hinweis auf die legitimen Zwecke der Kunst gegeben. Bei diesen Zwecken bearbeitet die Kunst nicht ein außerästhetische Ansprüche<text:note text:id="ftn15" text:note-class="footnote"><text:note-citation>9</text:note-citation><text:note-body><text:p text:style-name="P2">Ebd. S. 136</text:p></text:note-body></text:note> sondern Ansprüche des Künstlers, die er sich bewusst selbst setzen kann oder die prima facie in ihm veranlagt zu sein scheinen – also Ansprüche, die Mann erst erfüllen musste, um den Zauberberg kompositionsreif zu machen. „Er hatte nicht »scherzen und spielen« können, erklärt er, ohne vorher die Zauberberg-Problematik in den Betrachtungen eines Unpolitischen durchlebt zu haben, das heißt dass der Zauberberg zum »Kunstwerk, zum Spiel, wenn auch zu einem sehr ernsten Spiel, nur werden konnte durch die materielle Entlastung, die es durch die vorangegangene analytisch-polemische Arbeit erfuhr« (XI, 608); diese habe als »Gewissenswerk« den Roman »spiel- und kompositionsreif« gemacht (XI, 126).“</text:p>
      <text:p text:style-name="Standard">Mann zum Beispiel konnte seine Werke nur weiter voran treiben, nachdem er diese von ihrem moralischen Gewicht befreite „So wurden diese Romane ständig von politischen Reden und Aufsätzen unterbrochen, und dennoch – doch wohl durch die geistige Entlastung in diesen Arbeiten – konnte das Romanwerk als Werk der »Freiheit und des mythischen Spiels« zustandekommen (XI, 679).“<text:note text:id="ftn5" text:note-class="footnote"><text:note-citation>10</text:note-citation><text:note-body><text:p text:style-name="P2">Ebd. S. 138</text:p></text:note-body></text:note> Man würde der Kunst dadurch nicht die politische und moralische Dimension nehmen, doch man würde es dem künstlerischen Prozess nachordnen – oder gezwungener Maßen zwischendurch einschieben, so wie Mann es tat. </text:p>
      <text:p text:style-name="P13">Den Zustand den Mann gesucht hat, wenn er meint, dass er dem freien Spiel erst nahe kommen kann, wenn er das moralische Gewicht des Unterfangens abgelegt hat, scheint so eine Steigerung der <text:soft-page-break/>Qualität der Erfahrung zu sein. <text:span text:style-name="T5">Auf die Kunst bezogen besteht der Fokus nicht darin, dass er den moralischen Wert der Arbeit unbedingt erzeugen will. Es scheint sogar im Gegenteil eher so zu sein, dass ihm das moralische Gewicht seines Unterfangens ein Dorn zu sein scheint, an dem er sich gelegentlich in seiner – Fähigkeit Kunst zu schaffen – verletzt, um sich dann gezwungen zu sehen, die Wunde zu versorgen, bevor er weiter arbeiten kann.</text:span></text:p>
      <text:p text:style-name="Standard"/>
      <text:h text:style-name="P7" text:outline-level="2">2.5 Begriff des Spiels nach Schiller</text:h>
      <text:p text:style-name="Standard">Schiller hat dem Nützlichkeitsanspruch an die Kunst entgegengestanden, er war der Meinung, dass der Mensch die Ästhetik braucht, um zu sich zu finden und zu heilen.<text:note text:id="ftn15" text:note-class="footnote"><text:note-citation>11</text:note-citation><text:note-body><text:p text:style-name="P2">Vgl. Schiller, 2. und 6. Brief zur ästhetischen Erziehung</text:p></text:note-body></text:note> Schon damals erkannte „Nützlichkeit [<office:annotation office:name="__Annotation__1967_2082833563" loext:resolved="false"><dc:creator>Unknown Author</dc:creator><dc:date>2025-05-02T16:11:07</dc:date><text:p><text:span text:style-name="T35">Kann man so selbst Worte einfügen?</text:span></text:p></office:annotation>als<office:annotation-end office:name="__Annotation__1967_2082833563"/>] das große Idol der Zeit“, so wie wir auch heute noch alles auf seine Nützlichkeit hin prüfen. Die Arbeitsteilung hat den Menschen gespaltet und <text:span text:style-name="T4">nur</text:span> „Bruchstücke“<text:note text:id="ftn15" text:note-class="footnote"><text:note-citation>12</text:note-citation><text:note-body><text:p text:style-name="P2">Ebd.</text:p></text:note-body></text:note> hinterlassen, eine Kritik die auch Marx mit ihm teilt.<text:note text:id="ftn3" text:note-class="footnote"><text:note-citation>13</text:note-citation><text:note-body><text:p text:style-name="P3">Braucht man hier eine Quelle?</text:p></text:note-body></text:note> Um dieses gespalten Sein zu heilen soll laut Schiller mehr als nur einen Staat, der aus der Not der Menschen entstanden ist, nötig sein. Es braucht einen Staat der die ästhetische Erziehung des Menschen vorantreibt, einen der den barbarischen Charakter des Menschen von der Notwendigkeit entfernt, und den abgehoben moralischen Charakter des Philosophen an die Notwendigkeit annähert, um aus ihnen einen dritten Charakter zu synthetisieren – der beides in sich vereint und so wieder vollständig wird.<text:note text:id="ftn15" text:note-class="footnote"><text:note-citation>14</text:note-citation><text:note-body><text:p text:style-name="P2">Schiller, 3. Brief</text:p></text:note-body></text:note> </text:p>
      <text:p text:style-name="Standard">Dieser Prozess wird durch die ästhetische Erziehung umgesetzt. Es ist also die Aufgabe unserer Staatsform, uns zu diesem Ideal zu <text:span text:style-name="T5">verhelfen</text:span>. Da die Arbeitsteilung hier schon kritisiert wird, lässt sich auch eine Kapitalismuskritik extrapolieren, die sich darauf stützt, dass der Mensch in seiner Schaffenskraft eingeschränkt ist, wenn er in seiner Tätigkeit wie auch in den Früchten dieser Tätigkeit beschränkt ist. Hierbei besteht Schiller nicht darauf, dass wir zwingend im Kunstprozess im Sinne einer Produktionstechnik zu unserem holistischen Menschsein finden müssen, sondern dass der Mensch sich durch Selbstkultivierung zu diesem Ideal hin bewegen kann. Diese Selbstkultivierung geschieht durch die Hinwendung zu Kunst und Schönheit.<text:note text:id="ftn4" text:note-class="footnote"><text:note-citation>15</text:note-citation><text:note-body><text:p text:style-name="Footnote"/></text:note-body></text:note> Die Kunst hat also auch hier einen Nutzen, einen Zweck auf den sie gerichtet ist. Aber wie auch zuvor schon bei Mann ist das kein Zweck, der sich in Nützlichkeit oder Produktivität bemessen lässt – vielmehr ist es ein Zweck, der Vervollständigung unseres Selbst hin zu einem besseren <text:span text:style-name="T25">G</text:span>anzen. <text:span text:style-name="T27">Nicht bemessen in erhöhter Produktivität oder einem Vergleich von einem Menschen zum anderen, sondern bemessen in einer </text:span><text:soft-page-break/><text:span text:style-name="T27">gesteigerten Qualität des Lebens – der Erfahrung. </text:span><text:span text:style-name="T5">Die Zweckgebundenheit der Kunst ist also prima facie kein Problem, sondern trägt erst dann </text:span><text:span text:style-name="T30">eine Schuld</text:span><text:span text:style-name="T5"> in der Minderung der Kunst, wenn es sich um </text:span><text:span text:style-name="T30">falsche Zwecke </text:span><text:span text:style-name="T5">handelt. </text:span></text:p>
      <text:p text:style-name="P14"><text:span text:style-name="T27">Wir</text:span> wollen an dieser Stelle nicht zu tief auf Schillers Staatsideologie eingehen, aber die groben Züge sind dennoch interessant für un<text:span text:style-name="T25">s</text:span>er Unterfangen. Deswegen werden <text:span text:style-name="T32">wir</text:span> sie kurz und <text:span text:style-name="T27">unsauber</text:span> umreißen, was aber hinreichend für unsere Zwecke sein soll. Daraus lässt sich dann ein Ideal synthetisieren, welches wir in handlichen Dosierungen auf die Werkzeuge geben können, die wir nutzen können, um die Kunst in ihrer Freiheit zu steigern. So werden wir zum Beispiel sehen, dass ein Wohlfahrtsstaat, im gebräuchlichen Sinne des Wortes, förderlich für die Kunst ist. Umgekehrt hat ein Wohlfahrtsstaat seiner wahren, namensgebenden Herkunft nach natürlich sowieso den Zweck, das Wohl seiner Bürger zu steigern – was er durch die Kunst ebenfalls tut. Aber auch an den Mechaniken, die hierfür genutzt werden, kann man Kritik üben. (AUF DIESEN PARAGRAPHEN BEZIEHEN ALS ÜBERLEITUNG ZUM NÄCHSTEN KAPITEL)</text:p>
      <text:p text:style-name="P14">PARAGRAPH ÜBER SCHILLERS STAATSIDEAL</text:p>
      <text:p text:style-name="P14">ÜBERLEITUNG KAPITEL 3</text:p>
      <text:h text:style-name="P6" text:outline-level="1">3. Formen der Instrumentalisierung</text:h>
      <text:p text:style-name="P15">Nachdem wir nun den Kunstbegriff Manns und Schillers, sowie die Rahmenbedingungen, unter denen eine wahrlich freie Kunst florieren kann, kennengelernt haben, können wir uns der Betrachtung der Implementierung widmen. <text:span text:style-name="T6">Was ist damit gemeint? Nun, die Implementation von verschiedenen System</text:span><text:span text:style-name="T33">en</text:span><text:span text:style-name="T6"> führt dazu, dass die Kunst, wie wir sie nennen, auf verschiedene Weise beeinflusst wird. Manchmal wird sie so stark beeinflusst, dass Mann oder Schiller sie möglicherweise nicht mehr als Kunst anerkennen würden. Die Aufgabe dieses Kapitels soll aber nicht darin bestehen, zu werten, was Kunst ist oder nicht ist, sondern stattdessen bewerten: Wie die Fähigkeit des Menschen Kunst zu schaffen beeinflusst wird, durch verschiedene Systeme und deren Implementation. Steigert ein </text:span><text:span text:style-name="T33">(politisches?ökonomisches?) </text:span><text:span text:style-name="T6">System den Grad der Freiheit, wird es prima facie die Qualität der Kunst steigern. Umgekehrt, wird ein System, welches die Kunst dem unbeschwerten Spiel entreißt, sie auch erniedrigen.</text:span></text:p>
      <text:h text:style-name="P7" text:outline-level="2">3.1 Instrumentalisierung des Kunstprozesses</text:h>
      <text:p text:style-name="P16">Kunst wird zwar immer noch spielerisch gestaltet, aber die Ausrichtung auf einen Zweck ist eine Verminderung ihrer Leistungsfähigkeit. <text:span text:style-name="T6">Denn das Spiel ist in diesem Fall nicht tatsächlich frei, es ist nur frei zu tun, was den Zwecken dient. Die Ausrichtung des Prozesses ist dann nicht mehr das </text:span><text:span text:style-name="T33">E</text:span><text:span text:style-name="T6">rforschen und spielerisch leichte Verstehen unserer Selbst. </text:span></text:p>
      <text:p text:style-name="P16"><text:soft-page-break/><text:span text:style-name="T6">Stattdessen ist der Zweck zum Beispiel die Produktion eines Songs, welche häufig gehört werden soll. Welche Faktoren bedacht werden müssen, um den </text:span><text:span text:style-name="T7">Erfolg</text:span><text:span text:style-name="T9"> eines Songs zu gewährleisten, untersuchen wir hier nicht, aber wir können betrachten, wie sich eine Industrie um das Songwriting, die Musik als </text:span><text:span text:style-name="T12">G</text:span><text:span text:style-name="T9">anzes und insbesondere den Künstler gebildet hat. Die Musikindustrie eignet sich besonders gut zur Analyse, denn hier ist die Korruption der Kunst besonders stark ausgeprägt. </text:span></text:p>
      <text:p text:style-name="P17"><text:span text:style-name="T9">I</text:span><text:span text:style-name="T8">n der Musikindustrie wird die Kunst in dem folgende</text:span><text:span text:style-name="T12">n</text:span><text:span text:style-name="T8"> Sinne instrumentalisiert: Sie soll möglichst viele Menschen dazu bewegen, den Song hören zu wollen. Nicht nur einmal, sondern so häufig wie möglich, dabei gibt es eine ganze Reihe sekundärer Faktoren, die man fein aufschlüsseln kann. Die Vermutung, dass die Leute etwas hören wollen, ist schon ausreichend, um den Song erst einmal die nötige Plattform zu bieten. Also wird ein Song durch den Interpreten performt, passend durch Produzenten aufbereitet und dann vermarktet. Sobald er im Radio spielt, ist das erste Geld bereits an die Labels geflossen. Nun soll der Song möglichst a</text:span><text:span text:style-name="T8"><office:annotation office:name="__Annotation__2961_2082833563" loext:resolved="false"><dc:creator>Unknown Author</dc:creator><dc:date>2025-05-06T12:55:50.641689285</dc:date><text:p text:style-name="P22"><text:span text:style-name="T36">ttiktok songs</text:span></text:p></office:annotation></text:span><text:span text:style-name="T8">ttraktiv zum wieder hören sein</text:span><office:annotation-end office:name="__Annotation__2961_2082833563"/><text:span text:style-name="T8">, also folgt er bestimmten Mustern, welche gute Songs ausmachen. Akkordabfolgen, Takte und das gesamte Wesen des Songs wird darauf ausgerichtet möglichst starke Gefühlt bei möglichst vielen Menschen auszulösen. Dabei geht es nicht darum, etwas Neues oder besonders Interessantes zu schaffen, sondern darum, möglichst generisch ein Gefühl zu erzeugen – mit einer Botschaft die von einer breiten Masse verstanden werden kann. An der Stelle kann man sich gut den Unterschied zwischen Kunst und Unterhaltung vor Augen führen. Meistens haben in dieser Weise geartete Songs keine Tiefe, weder musiktheoretisch noch lyrisch oder in einer sonstigen Art. Dabei sollten auch nicht alle Songs die im Radio laufen durch diese Kritik getroffen sein, denn es gibt durchaus auch gute Musik im Radio, zumindest ist das nicht prinzipiell ausgeschlossen. </text:span></text:p>
      <text:p text:style-name="P18"><text:span text:style-name="T8">Die Künstler in dieser Konstellation sind dazu angehalten Songs zu produzieren, die einem möglichst breiten Publikum präsentiert werden können. Es geht in ihrem freien Spiel nicht darum die Töne anzuordnen in einer Weise, die sie selbst oder andere weiterentwickelt und zu einer höheren Form des Menschseins erhebt, sondern darum, dass man in GEMA-zahlenden Veranstaltungsorten anklang findet. Die Regeln, denen man folgen soll, um solche Songs zu produzieren werden in der Musiktheorie ausreichend behandelt. Einfach nur den nächsten, in einer Reihe aus willkürlichen, generischen Songs zu produzieren muss für den Künstler ermüdend und frustrierend sein. Bereits Mozart/Beethoven sah sich diesem Schicksal ausgeliefert, und hat ein System entwickelt um Walzer innerhalb von wenigen Minuten zu generieren – um sich das stupide schreiben von Musikstücken nicht ins Blut übergehen zu lassen.</text:span><text:span text:style-name="T8"><text:note text:id="ftn6" text:note-class="footnote"><text:note-citation>16</text:note-citation><text:note-body><text:p text:style-name="Footnote"/></text:note-body></text:note></text:span><text:span text:style-name="T8"> Warum also wählen die Künstler dieses Schicksal? Warum wählen sie es nicht nur, sondern wünschen es sich und streben mit all ihrem Wesen danach, es endlich zu erreichen? Die Antwort hierauf ist wohl schlicht gutes Marketing, durch das Versprechen von Reichtum und Ruhm. Zumindest das erste dieser beiden ist auch ein nicht zu vernachlässigender Faktor in der Kunst, welchem wir uns als nächstes widmen werden.</text:span></text:p>
      <text:p text:style-name="P18"><text:soft-page-break/><text:span text:style-name="T8">Denn der Reichtum der dem Musiker am Pop-Himmel entgegenfunkelt, ist ein reiches Versprechen. Ein Versprechen darüber, dass man die weltlichen Bedürfnisse ablegen kann und sich vollends der Musik widmen könnte. Ein Versprechen, dass für die meisten, die es zu diesem Status schaffen, in blauer Ernüchterung mündet. </text:span><text:span text:style-name="T10">Anstatt dass sie ihre Muse nun jeden Tag treffen und in höchsten Glücksgefühlen und absoluter Freiheit schaffen können, berichten Künstler davon, dass mit dem Erfolg auch die Unfreiheit einhergeht.</text:span><text:span text:style-name="T10"><text:note text:id="ftn8" text:note-class="footnote"><text:note-citation>17</text:note-citation><text:note-body><text:p text:style-name="P4">Künstler der sich über Erfolg beschwert QUELLE</text:p></text:note-body></text:note></text:span><text:span text:style-name="T10"> Der Druck von außen steigert sich stetig, um den Erfolg aufrecht zu erhalten, denn schließlich wird dieser in kalten, baren Münzen bemessen. So einen Druck muss auch Mann gespürt haben, wenn er sich über die Tragweite seiner Unterfangen bewusst wurde, zugegeben: dieser Druck ist qualitativ von anderer Art, aber nichtsdestotrotz war es dieser Druck, den er aus dem Kunstschaffen herausnehmen wollte, indem er seine politischen Schriften als Mann verfasste, um die moralischen Implikationen seiner Charaktere zu entladen.</text:span><text:span text:style-name="T10"><text:note text:id="ftn7" text:note-class="footnote"><text:note-citation>18</text:note-citation><text:note-body><text:p text:style-name="P4">Wie bereits eingangs beschrieben.</text:p></text:note-body></text:note></text:span></text:p>
      <text:p text:style-name="P17"><text:span text:style-name="T8">In den letzten Jahren haben Streamingdienste an Beachtung gewonnen und bestimmen über den wahrgenommenen Erfolg der Songs wesentlich mit. Auch wenn die Einnahmen aus ihnen möglicherweise nicht so hoch ausfallen wie es in anderen Medien der Fall ist.</text:span><text:span text:style-name="T8"><text:note text:id="ftn9" text:note-class="footnote"><text:note-citation>19</text:note-citation><text:note-body><text:p text:style-name="P4">Snoop Dogg der nur 30k$ mit Millionen Streams verdient hat</text:p></text:note-body></text:note></text:span><text:span text:style-name="T8"> </text:span><text:span text:style-name="T10">In anderer Hinsicht haben die Streamingdienste auch manchen Künstlern erst zu ihrem Ruhm verholfen. Diese romantischen Geschichten, des kleinen Künstlers der es plötzlich ins Rampenlicht schafft, nur durch die überragende Qualität seines Songs, ist besonders attraktiv. Attraktiv für den kleinen Künstler, als Ideal zu welchem er streben kann, aber auch attraktiv für die Labels, welche diese Künstler dann unter Vertrag nehmen und an ihrem Erfolg mit verdienen können, ohne großes finanzielles Risiko. Für die Labels sogar in doppelter Hinsicht, denn nicht nur der spezifische Fall des individuellen Künstlers der es plötzlich ins Rampenlicht schafft ist attraktiv, sondern bereits das Versprechen davon, dass das funktionieren könnte ist äußerst lukrativ für die Labels. Nicht in direkter Hinsicht, sondern dadurch, dass es viele unabhängige – und noch wichtiger unbezahlte – Künstler dazu treibt, die gleiche generische Musik zu produzieren, welche einen breiten Anklang finden soll. Sobald es dann geschafft ist, und ein Künstler eine Plattform für sich erlangt hat, kann das Label hinzutreten und das Management übernehmen. Es wird also nicht nur die Kunst an sich instrumentalisiert, indem die Songs auf Popularität getrimmt werden, sondern auch der Künstler wird instrumentalisiert, indem er quasi dazu gezwungen ist, Songs zu produzieren, welche einer bestimmten Zielgruppe entsprechen. </text:span></text:p>
      <text:p text:style-name="P19"><text:span text:style-name="T10">E</text:span><text:span text:style-name="T8">xperimente in anderen Genres und interessante Brücken die zwischen den Genres entstehen könnten werden tendenziell abgelehnt. Zumindest wird ihnen keine Beachtung geschenkt, bevor nicht schon die Profitfähigkeit bewiesen ist – so wie es der unabhängige Künstler mit plötzlichem Erfolg </text:span><text:soft-page-break/><text:span text:style-name="T8">beweisen kann. Die Musiker sind also nicht mehr Künstler sondern eher Produzierende im kapitalistischen Sinne. </text:span><text:span text:style-name="T11">Er wird Teil der Kulturindustrie, die Adorno wie folgt beschreibt:</text:span></text:p>
      <text:p text:style-name="Quote">„Die verwaltete Welt erfahre ihre soziale Konstituierung zunehmend Ober den kulturindustriellen Komplex, dessen Produkte standardisiert und ausschließlich unter Profitgesichtspunkten erzeugt würden. Von Stil oder gar Kunst könne in der Kulturindustrie, deren fortgeschrittenste Ausprägung auf den führenden Stand der Technik in den USA zur<text:span text:style-name="T14">ü</text:span>ckzuf<text:span text:style-name="T14">ü</text:span>hren sei, keine Rede sein, im Gegenteil, das absch<text:span text:style-name="T14">ä</text:span>tzige Verlachen anderer, in summa ihre Beherrschung sei ihr Kern. Kulturindustrie rechtfertige als Ganze die Welt, indem sie sie verdoppele und als Unabänderliche feiere, in der ihr eigenen Sprache der Reklame.“<text:note text:id="ftn10" text:note-class="footnote"><text:note-citation>20</text:note-citation><text:note-body><text:p text:style-name="P1">U. Paetzel, 2001, Kunst und Kulturindustrie bei Adorno und Habermas: Perspektiven kritischer Theoriem, S. 36.</text:p></text:note-body></text:note></text:p>
      <text:p text:style-name="P21">Nun fehlt also der Kunst sowohl die Tiefe wie auch der richtige Prozess um sie überhaupt erst erzeugen zu können. Was aber könnte die Rahmenbedingungen schaffen, um den richtigen, den freien Prozess der Mann’schen Spielens zu erlauben? Sind die Profitgesichtspunkte nicht ein notwendiges Böse, das man eingehen muss, um das Leben des Künstlers, oder in unserem Beispiel des Musikers zu finanzieren? Nun es gibt Alternativen zu diesen Modellen. Diese Alternativen sind so wie alle Organisationen der westlichen Welt eingebettet in kapitalistische Rahmenbedingungen – und dennoch schaffen sie es den Künstlern ihre Freiheit zu wahren. Zumindest wahren sie die Freiheit mehr, als es die Plattenlabels tun. Mubi als eine Plattform für Filme, auch unbekanntere, kleine Regisseure die keine Filme für die breite Masse produzieren, ist eine Plattform welche die Freiheit in solcher Weise wahrt. Die <text:span text:style-name="T15">Regisseure als Künstler haben hier die Chance ihre unkonventionellen Filme einem größeren Publikum zugänglich zu machen und dabei ihren Lebensunterhalt zu finanzieren.</text:span><text:span text:style-name="T15"><text:note text:id="ftn11" text:note-class="footnote"><text:note-citation>21</text:note-citation><text:note-body><text:p text:style-name="Footnote">https://www.thefilmcollaborative.org/blog/tag/mubi/</text:p></text:note-body></text:note></text:span><text:span text:style-name="T15"> Natürlich ist auch hier nicht der ultimative Grad der Freiheit erreicht, den man sich wünsch würde, um nach Manns Ideal zu arbeiten. Aber zumindest ist doch eine Besserung zur Musikindustrie zu erkennen. </text:span></text:p>
      <text:p text:style-name="P21"><text:span text:style-name="T15">Eine noch bessere Alternative könnten Konzepte wie bedingungslose Grundeinkommen bieten, welche die weltlichen Bedürfnisse aller tatsächlich stillen sollten, so dass ein spielerisches Schaffen gänzlich ohne Vertriebsziel möglich ist. Die Instrumentalisierung der Kunst könnte damit weitestgehend von Kapitalinteressen befreit werden – etwas das durch Rahmenbedingungen für die Künstler selbst zu gestalten ist. </text:span><text:span text:style-name="T15"><office:annotation office:name="__Annotation__2933_2082833563" loext:resolved="false"><dc:creator>Unknown Author</dc:creator><dc:date>2025-05-06T10:45:18.608305497</dc:date><text:p text:style-name="P22"><text:span text:style-name="T36">Sehr langer Satz, aber ich glaube durch eingeschobene Sätze trotzdem grammatikalisch korrekt?</text:span></text:p><text:p text:style-name="P22"><text:span text:style-name="T36"/></text:p></office:annotation></text:span><text:span text:style-name="T17">Das Interesse an Ruhm oder anderen Externalitäten</text:span><text:span text:style-name="T15">, </text:span><text:span text:style-name="T23">die das Spiel an sich unfrei machen könnten</text:span><text:span text:style-name="T15">, </text:span><text:span text:style-name="T17">sind Faktoren,</text:span><text:span text:style-name="T15"> </text:span><text:span text:style-name="T20">die durch andere Umstände als die weltliche Notwendigkeit der Reproduktion des eigenen Lebens entstehen.</text:span><office:annotation-end office:name="__Annotation__2933_2082833563"/><text:span text:style-name="T15"> </text:span></text:p>
      <text:p text:style-name="P20"/>
      <text:p text:style-name="Standard"/>
      <text:p text:style-name="Standard"><text:soft-page-break/>„Der Begriff der Kulturindustrie kann des weiteren als deutliche Anlehnung</text:p>
      <text:p text:style-name="Standard">Adornos an die Marxsche Kritik der politischen Okonomie verstanden</text:p>
      <text:p text:style-name="Standard">werden, betont Adorno hier den Aspekt der Profitmaximierung. Er unter-</text:p>
      <text:p text:style-name="Standard">streicht in diesem Zusammenhang die im Exil gemachte Erfahrung, der-</text:p>
      <text:p text:style-name="Standard">zufolge die Kulturindustrie in den Vereinigten Staaten, aufgrund des</text:p>
      <text:p text:style-name="Standard">groBen technischen Vorsprungs, besonders we it fortgeschritten sei.</text:p>
      <text:p text:style-name="Standard">Dieser Logik folgend faBt Adorno die Produkte der Kulturindustrie nicht als</text:p>
      <text:p text:style-name="Standard">autonome Kunst, sondern als standardisierte Marktprodukte, die allenfalls</text:p>
      <text:p text:style-name="Standard">den Titel 'Ieichte Kunst', als Gegensatz zur autonomen, hohen Kunst, ver-</text:p>
      <text:p text:style-name="Standard">dient hatten. Diese Produkte dienten einzig dem Erhalt der bestehenden</text:p>
      <text:p text:style-name="Standard">Gesellschaftsformation.“<text:note text:id="ftn15" text:note-class="footnote"><text:note-citation>22</text:note-citation><text:note-body><text:p text:style-name="P2">Ebd. S. 38</text:p></text:note-body></text:note></text:p>
      <text:p text:style-name="Standard">Kunst ohne Zonengrenzen zur Inst<text:span text:style-name="T13">r</text:span>umentalisierung. Als Beispiel für Ausrichtung der Kunst und Kunstszene auf ein politisches Ziel.</text:p>
      <text:h text:style-name="P7" text:outline-level="2">3.2 Instrumentalisierung des Künstlers</text:h>
      <text:p text:style-name="Standard">Die Künstler werden in bestimmter Weise gefördert, sodass ihr Charakter einem Ideal entspricht, dass Kunst hervorbringen sollte, die dem Etablissement – oder Ensemble<text:note text:id="ftn15" text:note-class="footnote"><text:note-citation>23</text:note-citation><text:note-body><text:p text:style-name="P2">Paetzel S. 38</text:p></text:note-body></text:note> - wie bei <text:s/>freundlich gesinnt ist.</text:p>
      <text:p text:style-name="Standard"/>
      <text:h text:style-name="Heading_20_2" text:outline-level="2">4. Max Scheler und die Kunst im Kapitalismus</text:h>
      <text:h text:style-name="Heading_20_2" text:outline-level="2"><text:span text:style-name="T34">5. </text:span>Koldehoff und seine modernen Kunstansichten</text:h>
      <text:p text:style-name="P11">--------------</text:p>
      <text:p text:style-name="Standard">Notizen<text:line-break/>„Der Nutzen ist das große Ideal der Zeit, dem alle</text:p>
      <text:p text:style-name="Standard">Kräfte frohnen und alle Talente huldigen sollen. Auf dieser groben Wage hat das geistige</text:p>
      <text:p text:style-name="Standard">Verdienst der Kunst kein Gewicht, und aller Aufmunterung beraubt, verschwindet sie von dem</text:p>
      <text:p text:style-name="Standard">lärmenden Markt des Jahrhunderts. Selbst der philosophische Untersuchungsgeist entreißt</text:p>
      <text:p text:style-name="Standard">der Einbildungskraft eine Provinz nach der andern, und die Grenzen der Kunst verengen sich,</text:p>
      <text:p text:style-name="Standard">je mehr die Wissenschaft ihre Schranken erweitert.“</text:p>
      <text:p text:style-name="Standard">-Schilller 2. Brief</text:p>
      <text:p text:style-name="P10"><text:tab/>Sogar in Filmen kritisieren wir, dass sie unrealistisch sind. Als ob sie das sein müsst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FreeSans" svg:font-family="Free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ptos" fo:font-size="11pt" fo:language="de" fo:country="DE" style:letter-kerning="false" style:font-name-asian="Aptos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Aptos" fo:font-size="11pt" fo:language="de" fo:country="DE" style:letter-kerning="false" style:font-name-asian="Aptos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50%" fo:text-align="justify"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1pt" fo:language="de" fo:country="DE" style:letter-kerning="false" style:font-name-asian="Aptos1" style:font-family-asian="Aptos"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00000" loext:opacity="100%" style:font-name="Times new Roman" fo:font-family="'Times new Roman'" style:font-family-generic="roman" style:font-pitch="variable" fo:font-size="16pt" style:font-name-asian="Aptos1" style:font-family-asian="Aptos" style:font-family-generic-asian="system" style:font-pitch-asian="variable" style:font-size-asian="16pt" style:font-name-complex="Times New Roman1" style:font-family-complex="'Times New Roman'" style:font-family-generic-complex="system" style:font-pitch-complex="variable" style:font-size-complex="20pt"/>
    </style:style>
    <style:style style:name="Heading_20_2" style:display-name="Heading 2" style:family="paragraph" style:next-style-name="Standard" loext:linked-style-name="Heading_20_2_20_Char" style:default-outline-level="2" style:list-style-name="" style:class="text">
      <style:paragraph-properties fo:margin-top="0.111in" fo:margin-bottom="0.0555in" style:contextual-spacing="false" fo:text-align="start" style:justify-single-word="false" fo:keep-together="always" fo:orphans="2" fo:widows="2" fo:hyphenation-ladder-count="no-limit" fo:keep-with-next="always" style:punctuation-wrap="simple" style:writing-mode="lr-tb"/>
      <style:text-properties fo:color="#000000" loext:opacity="100%" style:font-name="Times New Roman" fo:font-family="'Times New Roman'" style:font-family-generic="roman" style:font-pitch="variable" fo:font-size="14pt" fo:language="de" fo:country="DE" style:letter-kerning="false" style:font-name-asian="Aptos1" style:font-family-asian="Aptos"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6pt" style:language-complex="ar" style:country-complex="SA" fo:hyphenate="false" fo:hyphenation-remain-char-count="2" fo:hyphenation-push-char-count="2" loext:hyphenation-no-caps="false"/>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Times New Roman1" style:font-family-complex="'Times New Roman'"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Times New Roman1" style:font-family-complex="'Times New Roman'" style:font-family-generic-complex="system" style:font-pitch-complex="variable"/>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1" style:font-family-asian="Aptos"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imes New Roman1" style:font-family-complex="'Times New Roman'" style:font-family-generic-complex="system" style:font-pitch-complex="variable" style:font-size-complex="20pt"/>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Times New Roman1" style:font-family-complex="'Times New Roman'" style:font-family-generic-complex="system" style:font-pitch-complex="variable"/>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Times New Roman1" style:font-family-complex="'Times New Roman'" style:font-family-generic-complex="system" style:font-pitch-complex="variable"/>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Times New Roman1" style:font-family-complex="'Times New Roman'" style:font-family-generic-complex="system" style:font-pitch-complex="variable"/>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2T16:02:00</meta:creation-date>
    <meta:initial-creator>Julius Balke</meta:initial-creator>
    <dc:language>en-US</dc:language>
    <dc:date>2025-05-06T20:29:18.828357457</dc:date>
    <meta:editing-cycles>19</meta:editing-cycles>
    <meta:editing-duration>PT10H3M34S</meta:editing-duration>
    <meta:generator>LibreOffice/7.3.7.2$Linux_X86_64 LibreOffice_project/30$Build-2</meta:generator>
    <meta:document-statistic meta:table-count="0" meta:image-count="0" meta:object-count="0" meta:page-count="11" meta:paragraph-count="92" meta:word-count="3770" meta:character-count="25955" meta:non-whitespace-character-count="22235"/>
    <meta:user-defined meta:name="AppVersion">15.0000</meta:user-defined>
    <meta:template xlink:type="simple" xlink:actuate="onRequest" xlink:title="Normal.dotm" xlink:href=""/>
  </office:meta>
</office:document-meta>
</file>